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oreIncludeCacheStorageProxy.remove(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oreIncludeCacheStorageProxy.get( String uri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oreIncludeCacheStorageProxy.getKey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reIncludeCacheStorageProxy.StoreIncludeCacheStorageProxy( Store store ,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oreIncludeCacheStorageProxy.put( String uri , Serializable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